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 fo:text-align="end" style:justify-single-word="false"/>
      <style:text-properties fo:font-size="10pt" style:font-name-asian="標楷體" style:font-size-asian="10pt" style:font-size-complex="10pt" style:font-weight-complex="bold"/>
    </style:style>
    <style:style style:name="P2" style:family="paragraph" style:parent-style-name="Standard">
      <style:paragraph-properties fo:line-height="0.423cm" fo:text-align="end" style:justify-single-word="false"/>
      <style:text-properties fo:font-size="10pt" style:font-name-asian="標楷體" style:font-size-asian="10pt" style:font-size-complex="10pt" style:font-weight-complex="bold"/>
    </style:style>
    <style:style style:name="P3" style:family="paragraph" style:parent-style-name="Standard">
      <style:paragraph-properties fo:line-height="0.423cm" fo:text-align="end" style:justify-single-word="false"/>
    </style:style>
    <style:style style:name="P4" style:family="paragraph" style:parent-style-name="Standard">
      <style:paragraph-properties fo:line-height="150%" fo:text-align="justify" style:justify-single-word="false" style:snap-to-layout-grid="false"/>
      <style:text-properties style:font-name-asian="標楷體" style:font-weight-complex="bold"/>
    </style:style>
    <style:style style:name="P5" style:family="paragraph" style:parent-style-name="Standard">
      <style:paragraph-properties fo:margin-left="1.748cm" fo:margin-right="0cm" fo:line-height="150%" fo:text-align="justify" style:justify-single-word="false" fo:text-indent="-1.748cm" style:auto-text-indent="false" style:snap-to-layout-grid="false"/>
    </style:style>
    <style:style style:name="P6" style:family="paragraph" style:parent-style-name="Standard" style:list-style-name="WW8Num1">
      <style:paragraph-properties fo:margin-left="0.847cm" fo:margin-right="0cm" fo:line-height="150%" fo:text-align="justify" style:justify-single-word="false" fo:text-indent="0.905cm" style:auto-text-indent="false" style:snap-to-layout-grid="false">
        <style:tab-stops>
          <style:tab-stop style:position="2.752cm"/>
        </style:tab-stops>
      </style:paragraph-properties>
      <style:text-properties style:font-name-asian="標楷體" style:font-weight-complex="bold"/>
    </style:style>
    <style:style style:name="P7" style:family="paragraph" style:parent-style-name="Standard">
      <style:paragraph-properties fo:margin-left="1.748cm" fo:margin-right="0cm" fo:line-height="150%" fo:text-align="justify" style:justify-single-word="false" fo:text-indent="0cm" style:auto-text-indent="false" style:snap-to-layout-grid="false"/>
      <style:text-properties style:font-name-asian="標楷體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Footer">
      <style:paragraph-properties fo:text-align="center" style:justify-single-word="false"/>
    </style:style>
    <style:style style:name="T1" style:family="text">
      <style:text-properties fo:font-size="16pt" style:font-name-asian="標楷體" style:font-size-asian="16pt" style:font-size-complex="16pt" style:font-weight-complex="bold"/>
    </style:style>
    <style:style style:name="T2" style:family="text">
      <style:text-properties style:font-name-asian="標楷體" style:font-weight-complex="bold"/>
    </style:style>
    <style:style style:name="T3" style:family="text">
      <style:text-properties fo:font-size="10pt" style:font-name-asian="標楷體" style:font-size-asian="10pt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東吳大學日韓交流委員會設置辦法</text:span></text:p>
      <text:p text:style-name="P1"/>
      <text:p text:style-name="P3"><text:span text:style-name="T3">民國107年08月14日經校長核定</text:span></text:p>
      <text:p text:style-name="P2"/>
      <text:p text:style-name="P2"/>
      <text:p text:style-name="P5"><text:span text:style-name="T2">第一條<text:tab/>本校為加強與日本及韓國之國際學術交流相關活動，依東吳大學組織規程第二十九條規定，特設日韓交流委員會(以下簡稱「本委員會」)。</text:span></text:p>
      <text:p text:style-name="P4">第二條<text:tab/>本委員會職掌：</text:p>
      <text:list xml:id="list2645858177" text:style-name="WW8Num1">
        <text:list-item>
          <text:p text:style-name="P6">規劃日韓交流方案。</text:p>
        </text:list-item>
        <text:list-item>
          <text:p text:style-name="P6">審議日韓交流計畫。</text:p>
        </text:list-item>
        <text:list-item>
          <text:p text:style-name="P6">研議日韓學術合作與師生交流協議事項。</text:p>
        </text:list-item>
        <text:list-item>
          <text:p text:style-name="P6">其它有關日韓重要交流事項。</text:p>
        </text:list-item>
      </text:list>
      <text:p text:style-name="P5"><text:span text:style-name="T2">第三條<text:tab/>本委員會置委員七至十人，學術交流長為本委員會當然委員兼召集人。華語教學中心副主任為當然委員；餘由學術交流長遴選日韓相關領域專任教師數名，其中日文系教師三至五名；國際事務中心主任及兩岸事務中心主任應列席會議。</text:span></text:p>
      <text:p text:style-name="P7">本委員會設執行長一人，由學術交流長就委員中指定一人擔任，負責日韓交流相關事務之總體規劃與執行。</text:p>
      <text:p text:style-name="P4">第四條<text:tab/>本委員會委員任期一年，得續聘之。</text:p>
      <text:p text:style-name="P4">第五條<text:tab/>本辦法經行政會議通過，報請校長核定後公布施行，修正時亦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第" style:num-suffix="條" style:num-format="一, 二, 三, ...">
        <style:list-level-properties text:list-level-position-and-space-mode="label-alignment">
          <style:list-level-label-alignment text:label-followed-by="listtab" fo:text-indent="-1.72cm" fo:margin-left="1.72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第" style:num-suffix="條" style:num-format="一, 二, 三, ...">
        <style:list-level-properties text:list-level-position-and-space-mode="label-alignment">
          <style:list-level-label-alignment text:label-followed-by="listtab" text:list-tab-stop-position="1.852cm" fo:text-indent="-1.852cm" fo:margin-left="1.852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第" style:num-suffix="條" style:num-format="一, 二, 三, ...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z1" style:num-format="1" text:start-value="3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第" style:num-suffix="條" style:num-format="一, 二, 三, ...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.501cm" fo:margin-bottom="1.75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東吳大學國際交流委員會設置辦法</dc:title>
    <dc:subject/>
    <meta:keyword/>
    <meta:initial-creator>黃剛</meta:initial-creator>
    <meta:creation-date>2021-09-09T10:52:00</meta:creation-date>
    <dc:creator>王筠蕙</dc:creator>
    <dc:date>2021-09-09T10:52:00</dc:date>
    <meta:print-date>2018-07-09T10:34:00</meta:print-date>
    <meta:editing-cycles>2</meta:editing-cycles>
    <meta:document-statistic meta:table-count="0" meta:image-count="0" meta:object-count="0" meta:page-count="1" meta:paragraph-count="13" meta:word-count="365" meta:character-count="374" meta:non-whitespace-character-count="369"/>
    <meta:generator>LibreOffice/6.2.8.2$Windows_X86_64 LibreOffice_project/f82ddfca21ebc1e222a662a32b25c0c9d20169ee</meta:generator>
  </office:meta>
</office:document-meta>
</file>